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62cm" table:align="right"/>
    </style:style>
    <style:style style:name="Tabell1.A" style:family="table-column">
      <style:table-column-properties style:column-width="1.64cm"/>
    </style:style>
    <style:style style:name="Tabell1.B" style:family="table-column">
      <style:table-column-properties style:column-width="4.233cm"/>
    </style:style>
    <style:style style:name="Tabell1.C" style:family="table-column">
      <style:table-column-properties style:column-width="4.366cm"/>
    </style:style>
    <style:style style:name="Tabell1.D" style:family="table-column">
      <style:table-column-properties style:column-width="3.572cm"/>
    </style:style>
    <style:style style:name="Tabell1.E" style:family="table-column">
      <style:table-column-properties style:column-width="3.15cm"/>
    </style:style>
    <style:style style:name="Tabell1.A1" style:family="table-cell">
      <style:table-cell-properties fo:background-color="#00d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E1" style:family="table-cell">
      <style:table-cell-properties fo:background-color="#00dcff" fo:padding="0.097cm" fo:border="0.002cm solid #000000">
        <style:background-image/>
      </style:table-cell-properties>
    </style:style>
    <style:style style:name="Tabell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none" fo:border-top="none" fo:border-bottom="0.002cm solid #000000"/>
    </style:style>
    <style:style style:name="Tabell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5" style:family="table-cell">
      <style:table-cell-properties fo:background-color="#00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background-color="#000000">
        <style:background-image/>
      </style:paragraph-properties>
      <style:text-properties fo:background-color="#000000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background-color="#00ff00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Testfalls tabell: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row>
          <table:table-cell table:style-name="Tabell1.A1" office:value-type="string">
            <text:p text:style-name="Table_20_Contents">Testfall nr.</text:p>
          </table:table-cell>
          <table:table-cell table:style-name="Tabell1.A1" office:value-type="string">
            <text:p text:style-name="Table_20_Contents">Ref till Krav</text:p>
          </table:table-cell>
          <table:table-cell table:style-name="Tabell1.A1" office:value-type="string">
            <text:p text:style-name="Table_20_Contents">Action(inData)</text:p>
          </table:table-cell>
          <table:table-cell table:style-name="Tabell1.A1" office:value-type="string">
            <text:p text:style-name="Table_20_Contents">Result(utData)</text:p>
          </table:table-cell>
          <table:table-cell table:style-name="Tabell1.E1" office:value-type="string">
            <text:p text:style-name="Table_20_Contents">Förkrav</text:p>
          </table:table-cell>
        </table:table-row>
        <table:table-row>
          <table:table-cell table:style-name="Tabell1.A2" table:number-rows-spanned="3" office:value-type="float" office:value="1">
            <text:p text:style-name="P1"><text:span text:style-name="T1"><text:tab/>1</text:span></text:p>
          </table:table-cell>
          <table:table-cell table:style-name="Tabell1.B2" office:value-type="string">
            <text:p text:style-name="Standard"><text:span text:style-name="T1">AF1.6 – Navigera på "Spelplanen"</text:span></text:p>
          </table:table-cell>
          <table:table-cell table:style-name="Tabell1.B2" office:value-type="string">
            <text:p text:style-name="Table_20_Contents">Trycka på WayPoint-knapp</text:p>
          </table:table-cell>
          <table:table-cell table:style-name="Tabell1.B2" office:value-type="string">
            <text:p text:style-name="Table_20_Contents">Flyttas till Room tillhörande WayPoint-knapp</text:p>
          </table:table-cell>
          <table:table-cell table:style-name="Tabell1.E2" office:value-type="string">
            <text:p text:style-name="Table_20_Contents">Spelet är igång.</text:p>
          </table:table-cell>
        </table:table-row>
        <table:table-row>
          <table:covered-table-cell/>
          <table:table-cell table:style-name="Tabell1.E2" table:number-columns-spanned="4" office:value-type="string">
            <text:p text:style-name="Table_20_Contents">Huvud_Scenario:</text:p>
            <text:p text:style-name="Table_20_Contents">1. Tryck på en pil/dörr</text:p>
            <text:p text:style-name="Table_20_Contents"><text:span text:style-name="T3">2. kom fram till rum</text:span><text:line-break/>Testfall avslutas<text:line-break/><text:line-break/>alt_Scenario; missade knappen:<text:line-break/>1.tryck brevid pil/dörr (se till att Hover effect ej syns) <text:line-break/><text:span text:style-name="T3">2. inget händer</text:span><text:line-break/>Testfall avslutas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ell1.E2" table:number-columns-spanned="4" office:value-type="string">
            <text:p text:style-name="Table_20_Contents"><text:span text:style-name="T2">Testrapport</text:span><text:line-break/>Datum: <text:tab/>2014-04-28<text:line-break/>Version:<text:tab/>Iteration 2</text:p>
            <text:p text:style-name="Table_20_Contents">Miljö: <text:tab/><text:tab/>Chrome</text:p>
            <text:p text:style-name="Table_20_Contents">Pass/Fail Lista:<text:line-break/><text:tab/>-<text:span text:style-name="T3">Huvud_Scenario = Pass</text:span><text:line-break/><text:tab/>-<text:span text:style-name="T3">alt_Scenario = Pass</text:span></text:p>
            <text:p text:style-name="Table_20_Contents">Förbättringar: <text:line-break/><text:tab/>-inget utom nya bilder..</text:p>
            <text:p text:style-name="Table_20_Contents">Analys: <text:line-break/><text:tab/>-Verkar fungera bra.</text:p>
            <text:p text:style-name="Table_20_Contents">Kommentarer: <text:line-break/><text:tab/>-null</text:p>
          </table:table-cell>
          <table:covered-table-cell/>
          <table:covered-table-cell/>
          <table:covered-table-cell/>
        </table:table-row>
        <table:table-row>
          <table:table-cell table:style-name="Tabell1.A5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1.B2" table:number-rows-spanned="3" office:value-type="string">
            <text:p text:style-name="Table_20_Contents"/>
          </table:table-cell>
          <table:table-cell table:style-name="Tabell1.B2" office:value-type="string">
            <text:p text:style-name="Table_20_Contents"/>
          </table:table-cell>
          <table:table-cell table:style-name="Tabell1.B2" office:value-type="string">
            <text:p text:style-name="Table_20_Contents"/>
          </table:table-cell>
          <table:table-cell table:style-name="Tabell1.B2" office:value-type="string">
            <text:p text:style-name="Table_20_Contents"/>
          </table:table-cell>
          <table:table-cell table:style-name="Tabell1.E2" office:value-type="string">
            <text:p text:style-name="Table_20_Contents"/>
          </table:table-cell>
        </table:table-row>
        <table:table-row>
          <table:covered-table-cell/>
          <table:table-cell table:style-name="Tabell1.E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ell1.E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M34S</meta:editing-duration>
    <meta:editing-cycles>25</meta:editing-cycles>
    <meta:generator>OpenOffice.org/3.4.1$Win32 OpenOffice.org_project/341m1$Build-9593</meta:generator>
    <dc:date>2014-04-28T14:27:57.41</dc:date>
    <meta:document-statistic meta:table-count="1" meta:image-count="0" meta:object-count="0" meta:page-count="1" meta:paragraph-count="20" meta:word-count="85" meta:character-count="616"/>
    <meta:user-defined meta:name="Info 1"/>
    <meta:user-defined meta:name="Info 2"/>
    <meta:user-defined meta:name="Info 3"/>
    <meta:user-defined meta:name="Info 4"/>
  </office:meta>
</office:document-meta>
</file>